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51f1" officeooo:paragraph-rsid="001751f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751f1" officeooo:paragraph-rsid="0017b8e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751f1" officeooo:paragraph-rsid="00215992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899f7" officeooo:paragraph-rsid="001899f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899f7" officeooo:paragraph-rsid="0018a3d6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899f7" officeooo:paragraph-rsid="0018b1c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899f7" officeooo:paragraph-rsid="002110f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899f7" officeooo:paragraph-rsid="00215992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normal" officeooo:rsid="001899f7" officeooo:paragraph-rsid="001899f7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2pt" fo:font-weight="normal" officeooo:rsid="001751f1" officeooo:paragraph-rsid="001751f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751f1" officeooo:paragraph-rsid="0021599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7b8ed" officeooo:paragraph-rsid="0017b8e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99f7" officeooo:paragraph-rsid="001899f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899f7" officeooo:paragraph-rsid="0018a3d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8a3d6" officeooo:paragraph-rsid="0018a3d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8b1cd" officeooo:paragraph-rsid="0018b1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c8138" officeooo:paragraph-rsid="001c813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fead0" officeooo:paragraph-rsid="001fead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110f4" officeooo:paragraph-rsid="002110f4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15992" officeooo:paragraph-rsid="0021599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a3d6" officeooo:paragraph-rsid="0018a3d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899f7" officeooo:paragraph-rsid="0018a3d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df017" officeooo:paragraph-rsid="001df01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110f4" officeooo:paragraph-rsid="002110f4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110f4" officeooo:paragraph-rsid="0021599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15992" officeooo:paragraph-rsid="0021599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1899f7" officeooo:paragraph-rsid="0018a3d6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fead0" officeooo:paragraph-rsid="001fead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size="12pt" fo:font-weight="normal" officeooo:rsid="0018b1cd" officeooo:paragraph-rsid="0018b1c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fo:font-size="12pt" fo:font-weight="normal" officeooo:rsid="002110f4" officeooo:paragraph-rsid="002110f4" style:font-size-asian="12pt" style:font-weight-asian="normal" style:font-size-complex="12pt" style:font-weight-complex="normal"/>
    </style:style>
    <style:style style:name="T1" style:family="text">
      <style:text-properties fo:font-size="12pt" fo:font-style="normal" fo:font-weight="normal" officeooo:rsid="0017b8ed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b8ed" style:font-style-asian="normal" style:font-style-complex="normal"/>
    </style:style>
    <style:style style:name="T8" style:family="text">
      <style:text-properties fo:font-style="normal" officeooo:rsid="00215992" style:font-style-asian="normal" style:font-style-complex="normal"/>
    </style:style>
    <style:style style:name="T9" style:family="text">
      <style:text-properties fo:font-style="normal" officeooo:rsid="0021747a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18a3d6"/>
    </style:style>
    <style:style style:name="T12" style:family="text">
      <style:text-properties officeooo:rsid="0018b1cd"/>
    </style:style>
    <style:style style:name="T13" style:family="text">
      <style:text-properties officeooo:rsid="001c8138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officeooo:rsid="001df017"/>
    </style:style>
    <style:style style:name="T16" style:family="text">
      <style:text-properties officeooo:rsid="001fead0"/>
    </style:style>
    <style:style style:name="T17" style:family="text">
      <style:text-properties officeooo:rsid="002110f4"/>
    </style:style>
    <style:style style:name="T18" style:family="text">
      <style:text-properties officeooo:rsid="00215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lide 2</text:p>
      <text:p text:style-name="P9"/>
      <text:p text:style-name="P13">Locating a radiating source based on range or range-difference measurements obtained from</text:p>
      <text:p text:style-name="P13">a network of passive sensors has been a subject of research over the past two decades</text:p>
      <text:p text:style-name="P13">due to the problems importance in many applications. </text:p>
      <text:p text:style-name="P13">In this thesis, we develop new solution methods for the problem of localizing a single radiating source based on range and range-difference measurements, that include :</text:p>
      <text:p text:style-name="P13">Iterative re-weighting algorithms ; </text:p>
      <text:p text:style-name="P13">a penalty convex-concave procedure;</text:p>
      <text:p text:style-name="P13"><text:s/>and sequential convex relaxation procedures . </text:p>
      <text:p text:style-name="P13">The primary application area of this work are <text:s/>wireless sensor networks, where the RF signals are used to derive the ranging measurements. However, the solution methods proposed are general and could</text:p>
      <text:p text:style-name="P13">be applied to measurements derived from other types of signals.</text:p>
      <text:p text:style-name="P13"/>
      <text:p text:style-name="P5">Slide <text:span text:style-name="T11">3</text:span></text:p>
      <text:p text:style-name="P5"/>
      <text:p text:style-name="P21">Geolocation is a rapidly growing field due to the large impact it has on daily life, particularly for real-time navigation on mobile smartphones. Location-based services are playing an increasingly important role in other fields such as teleconferencing, wireless communications, surveillance, and geophysics and many others.</text:p>
      <text:p text:style-name="P5"/>
      <text:p text:style-name="P5">Slide <text:span text:style-name="T11">5</text:span></text:p>
      <text:p text:style-name="P27"/>
      <text:p text:style-name="P15">Classical non-survey based localization systems are generally comprised of two</text:p>
      <text:p text:style-name="P15">subsystems: range/angle estimation <text:s/>and lateration/angulation . </text:p>
      <text:p text:style-name="P15">The range/angle estimation subsystem determines distance or direction between</text:p>
      <text:p text:style-name="P15">the mobile object <text:s/>and an array of reference points with known location . The reference points can</text:p>
      <text:p text:style-name="P15">be satellites in GPS , or base stations in cellular <text:span text:style-name="T12">networks</text:span>, or a set of iBeacons.</text:p>
      <text:p text:style-name="P15">Lateration/angulation subsystem uses the coordinates of the reference points and the distance or angle estimates to find the unknown position. </text:p>
      <text:p text:style-name="P15"/>
      <text:p text:style-name="P14"/>
      <text:p text:style-name="P5">Slide <text:span text:style-name="T11">6</text:span></text:p>
      <text:p text:style-name="P15"/>
      <text:p text:style-name="P16">Time of Arrival <text:s/>localization is based on <text:s/>the fact that </text:p>
      <text:p text:style-name="P16">the distance between a mobile device and reference points can <text:s/>be calculated </text:p>
      <text:p text:style-name="P16">if the propagation speed of signals is known and the time that a signal takes to be received can be measured.</text:p>
      <text:p text:style-name="P29"/>
      <text:p text:style-name="P16"/>
      <text:p text:style-name="P6">Slide <text:span text:style-name="T12">7</text:span></text:p>
      <text:p text:style-name="P15"/>
      <text:p text:style-name="P16">A TDOA system is comprised of at least three base stations, one of which is the</text:p>
      <text:p text:style-name="P16">reference station. All stations are transmitting at precise time intervals, and the</text:p>
      <text:p text:style-name="P16">receiver measures the small differences in time that it takes the signals to arrive. </text:p>
      <text:p text:style-name="P16">In particular, the set of possible positions of a mobile unit that has a range difference of </text:p>
      <text:p text:style-name="P16">d3-d1 from two given base stations BS3 <text:s/>and BS1 is a hyperbola with vertex separation of </text:p>
      <text:p text:style-name="P16">d3-d1 and focii located at BS3 <text:s/>and BS1.</text:p>
      <text:p text:style-name="P16"/>
      <text:p text:style-name="P5">Slide <text:span text:style-name="T13">23</text:span></text:p>
      <text:p text:style-name="P14"/>
      <text:p text:style-name="P17">Our focus in this chapter will be placed on the localization problem based on range</text:p>
      <text:p text:style-name="P17">measurements. We present an algorithm for solving the LS problem at hand based</text:p>
      <text:p text:style-name="P17">on a penalty convex-concave procedure that accommodates infeasible</text:p>
      <text:p text:style-name="P17">initial points .<text:span text:style-name="T14">in solving a fairly large class of nonconvex constrained problems.</text:span></text:p>
      <text:p text:style-name="P17"/>
      <text:p text:style-name="P5">Slide <text:span text:style-name="T15">35</text:span></text:p>
      <text:p text:style-name="P22"/>
      <text:p text:style-name="P23">Placing such bounds means that as iterations proceed the new iterates (coordinates of possible source locations) are restricted to lie within a physically meaningful region determined by parameters delta</text:p>
      <text:p text:style-name="P23"/>
      <text:p text:style-name="P5">Slide <text:span text:style-name="T16">41</text:span></text:p>
      <text:p text:style-name="P14"/>
      <text:p text:style-name="P18">Now we address the <text:span text:style-name="T17">localization </text:span>problems <text:s/>based on range or range-difference measurements. </text:p>
      <text:p text:style-name="P18">In both cases we focus on the efficient computation of the least squares estimates .</text:p>
      <text:p text:style-name="P18"><text:s/>We start with converting the unconstrained LS problem to constrained problems. </text:p>
      <text:p text:style-name="P28">We then develop solution methods that are inspired by the sequential convex programming based on exact penalty formulation and Taylor expansion.</text:p>
      <text:p text:style-name="P18"/>
      <text:p text:style-name="P7">Slide <text:span text:style-name="T17">43</text:span></text:p>
      <text:p text:style-name="P19">We begin by re-writing the unconstrained problem in (4.2) as a constrained problem</text:p>
      <text:p text:style-name="P19">with second-order cone constraints.</text:p>
      <text:p text:style-name="P19">Assume we are in the kth iteration and we are to update the kth iterate.</text:p>
      <text:p text:style-name="P19">The increment vector <text:span text:style-name="T4">delta</text:span> are such that the objective function is reduced and,</text:p>
      <text:p text:style-name="P19">at the same time, the constraints are better approximated at the next iterate.</text:p>
      <text:p text:style-name="P19"/>
      <text:p text:style-name="P7">Slide <text:span text:style-name="T17">44</text:span></text:p>
      <text:p text:style-name="P24"/>
      <text:p text:style-name="P24">We replace the left-hand sides of the above equations with their first-order Taylor approximations</text:p>
      <text:p text:style-name="P24"/>
      <text:p text:style-name="P24">At the same time, at this iteration the objective is written as</text:p>
      <text:p text:style-name="P30"/>
      <text:p text:style-name="P24"/>
      <text:p text:style-name="P5">Slide <text:span text:style-name="T17">45</text:span></text:p>
      <text:p text:style-name="P24"/>
      <text:p text:style-name="P24">Based on the above, the problem to be solved in the k th iteration is formulated as…</text:p>
      <text:p text:style-name="P24"/>
      <text:p text:style-name="P24">The constraints <text:s/>assure that the magnitude of each component in increment vector </text:p>
      <text:p text:style-name="P24">is no greater than β. Obviously, this <text:s/>problem <text:s/>is a convex quadratic. </text:p>
      <text:p text:style-name="P24">One technical difficulty that may occur in solving it is that the feasible region may be empty. </text:p>
      <text:p text:style-name="P24">In such a case the constraints must be adequately relaxed in order for the problem to be solvable.</text:p>
      <text:p text:style-name="P24"/>
      <text:p text:style-name="P7">Slide <text:span text:style-name="T17">46</text:span></text:p>
      <text:p text:style-name="P24"/>
      <text:p text:style-name="P26">we relax the problem by <text:s/>introducing nonnegative slack variables, </text:p>
      <text:p text:style-name="P26">where the penalty term τ &gt; 0 is a sufficiently large scalar</text:p>
      <text:p text:style-name="P24"/>
      <text:p text:style-name="P8">Slide <text:span text:style-name="T17">47</text:span></text:p>
      <text:p text:style-name="P25"/>
      <text:p text:style-name="P26">The input parameters for the algorithm include the bound β on the increment vector. </text:p>
      <text:p text:style-name="P26">It controls the size of a ”trust region” over which a convex subproblem</text:p>
      <text:p text:style-name="P26">is carried out and is responsible for the performance of the algorithm. If parameter β</text:p>
      <text:p text:style-name="P26">is chosen too large, then approximation <text:s/>will perform poorly because in this case</text:p>
      <text:p text:style-name="P26">the convex model is less accurate. If β is too small the progress of the algorithm</text:p>
      <text:p text:style-name="P26">will be too slow. In our simulations a β between 3 and 6 was found to work very well. </text:p>
      <text:p text:style-name="P26"/>
      <text:p text:style-name="P26">Other input parameters are initial point x 0 , initial weight for penalty terms τ 0 ,</text:p>
      <text:p text:style-name="P26">and upper limit of the weight τ max (to avoid numerical problems that may occur if it</text:p>
      <text:p text:style-name="P26">becomes too large).</text:p>
      <text:p text:style-name="P5"/>
      <text:p text:style-name="P22"/>
      <text:p text:style-name="P1">Slide 5<text:span text:style-name="T18">1</text:span></text:p>
      <text:p text:style-name="P10"/>
      <text:p text:style-name="P10">The problem in <text:s/>can be (equivalently) written as</text:p>
      <text:p text:style-name="P10"/>
      <text:p text:style-name="P10">The constraints are difficult to satisfy exactly. This motivates a relaxed</text:p>
      <text:p text:style-name="P10">set of constraints that lead to the following <text:s/>problem where γ &gt; 0 is a small scalar, initially set in the range of ∈ (0, 0.5). </text:p>
      <text:p text:style-name="P11"/>
      <text:p text:style-name="P11">By allowing γ to sequentially and monotonically decrease <text:s/>to zero, </text:p>
      <text:p text:style-name="P11">the solution of the relaxed problem converges to that of the <text:s/>constrained</text:p>
      <text:p text:style-name="P10">problem, because as γ approaches 0, the feasible regions of two problems <text:s/>become equivalent. </text:p>
      <text:p text:style-name="P10"/>
      <text:p text:style-name="P10">As iterations proceed, the objective will not be monotonically decreasing in general but it will converge to a critical point.</text:p>
      <text:p text:style-name="P10"/>
      <text:p text:style-name="P10">The relaxed problem is nonconvex due to the nonconvexity of the inequality constraints.</text:p>
      <text:p text:style-name="P10"><text:soft-page-break/></text:p>
      <text:p text:style-name="P1">Slide <text:span text:style-name="T18">52</text:span></text:p>
      <text:p text:style-name="P1"/>
      <text:p text:style-name="P12">To be precise, the first set of constraints are convex, while the second are not.</text:p>
      <text:p text:style-name="P12">Because the norm ||<text:span text:style-name="T2">kx − a _i^ k||</text:span> is a convex function with respect to <text:span text:style-name="T3">x</text:span>, it follows that for</text:p>
      <text:p text:style-name="P12">a known <text:span text:style-name="T3">x_k</text:span><text:span text:style-name="T6">, the second set of constraints can be replaced with its affine approximation</text:span></text:p>
      <text:p text:style-name="P12"><text:span text:style-name="T6"/></text:p>
      <text:p text:style-name="P3"><text:span text:style-name="T6">Slide </text:span><text:span text:style-name="T8">53</text:span></text:p>
      <text:p text:style-name="P3"/>
      <text:p text:style-name="P20"><text:span text:style-name="T6">In this way, in the kth iteration when the iterate </text:span><text:span text:style-name="T10">x k</text:span><text:span text:style-name="T6"> is known, the nonconvex problem </text:span></text:p>
      <text:p text:style-name="P20"><text:span text:style-name="T6">can be converted to a convex second-order cone programming problem</text:span></text:p>
      <text:p text:style-name="P20"><text:span text:style-name="T6"/></text:p>
      <text:p text:style-name="P20"><text:span text:style-name="T6">where the relaxation parameter γ controls the size of the convex hull that defines a</text:span></text:p>
      <text:p text:style-name="P20"><text:span text:style-name="T6">feasibility region, and γ needs to be monotonically decreasing as the iteration proceeds. </text:span></text:p>
      <text:p text:style-name="P20"><text:span text:style-name="T6"/></text:p>
      <text:p text:style-name="P20"><text:span text:style-name="T9">And </text:span><text:span text:style-name="T6">we update the value of </text:span><text:span text:style-name="T9">gamma </text:span><text:span text:style-name="T6">linearly or quadratically, <text:s/>where K max is the number of iterations to be execu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42:56.862727437</meta:creation-date>
    <dc:date>2017-01-19T01:01:39.801245946</dc:date>
    <meta:editing-duration>PT4H56M2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89" meta:word-count="1082" meta:character-count="6531" meta:non-whitespace-character-count="5493"/>
  </office:meta>
</office:document-meta>
</file>